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139in" style:contextual-spacing="false" fo:line-height="100%" fo:text-align="justify" style:justify-single-word="false" style:page-number="auto"/>
      <style:text-properties officeooo:paragraph-rsid="00131c5c"/>
    </style:style>
    <style:style style:name="T1" style:family="text">
      <style:text-properties fo:font-size="13pt" fo:language="en" fo:country="none" fo:font-weight="bold" style:font-size-asian="13pt" style:font-weight-asian="bold"/>
    </style:style>
    <style:style style:name="T2" style:family="text">
      <style:text-properties fo:font-size="13pt" fo:language="en" fo:country="none" style:font-size-asian="13pt"/>
    </style:style>
    <style:style style:name="T3" style:family="text">
      <style:text-properties fo:font-size="13pt" fo:language="en" fo:country="none" fo:font-weight="normal" style:font-size-asian="13pt" style:font-weight-asian="normal"/>
    </style:style>
    <style:style style:name="T4" style:family="text">
      <style:text-properties style:font-name="Arial" fo:font-size="12pt" fo:language="en" fo:country="none" fo:font-weight="normal" style:font-size-asian="12pt" style:font-weight-asian="normal" style:font-size-complex="12pt"/>
    </style:style>
    <style:style style:name="T5" style:family="text">
      <style:text-properties style:font-name="Arial" fo:font-size="12pt" fo:language="en" fo:country="none" fo:font-weight="bold" style:font-size-asian="12pt" style:font-weight-asian="bold" style:font-size-complex="12pt" style:font-weight-complex="bold"/>
    </style:style>
    <style:style style:name="T6" style:family="text">
      <style:text-properties style:font-name="Arial" fo:font-size="12pt" fo:language="en" fo:country="none" fo:font-weight="bold" officeooo:rsid="0008a007"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Bonsilao, Ram Pierry U.</text:span><text:span text:style-name="T2"><text:tab/><text:tab/><text:tab/><text:tab/><text:tab/><text:tab/><text:tab/></text:span><text:span text:style-name="T5">DVE<text:line-break/>Activity #2<text:tab/><text:tab/><text:tab/><text:tab/><text:tab/><text:tab/><text:tab/><text:tab/><text:tab/>October<text:tab/>2</text:span><text:span text:style-name="T6">9</text:span><text:span text:style-name="T5">,2019</text:span><text:span text:style-name="T2"><text:line-break/><text:line-break/><text:line-break/></text:span><text:span text:style-name="T1"><text:line-break/>IoT<text:line-break/></text:span><text:span text:style-name="T3"><text:tab/></text:span><text:span text:style-name="T4">According to IoT Business Platform the philippines is one of the fastest emerging in Iot. In 3 years the philippines maintain the growth of its Iot between 7% to 8% as a <text:s/>a result of strongpublicinvestments. Indeed, other countries have already started in IoT <text:s/>in ther <text:s/>home and businesses. But, philippines is way too off to start in incorporating Iot .According to <text:s/>Flip Science their are 3 problems in incorporating IoT in the philippines, first is the speed of our internet. IoT need a strong, fast and stable internet connection. Second is that the philippines is not good at adapting <text:s/>to technological advancements compared to japan and singapore, and other asean nation. lastly the research of IoT in philippines need more attenion not only in adapting in new technology, we must learn to innovate on our own.</text:span><text:span text:style-name="T3"><text:line-break/></text:span><text:span text:style-name="T1"><text:line-break/>AI<text:line-break/><text:tab/></text:span><text:span text:style-name="T4">Based on what i have read in ImarkInternational, artificial inteligence (AI)<text:line-break/>in the philippines begun in 2017. AI is powering all business sectors in philippines. Instead of fearing artificial inteligence <text:s/>philippines needs to thrive in AI business because the world is innovating and philippines need to adapt in order to compete with other country. In the recent study the Department of Trade and Industry would soon launch an initiative to train the country’s IT and engineering graduates to create AI solutions for the global marketplace. The philippines government need to team up with succesfulfilipino technopreneur to upgrade the skill<text:tab/>sofcountry's<text:tab/>IT.</text:span><text:span text:style-name="T3"><text:line-break/><text:line-break/></text:span><text:span text:style-name="T1">5G<text:line-break/></text:span><text:span text:style-name="T3"><text:tab/></text:span><text:span text:style-name="T4">5G is the fifth generation cellular network technology. The industry association 3GPP defines any system using "5G NR" software as "5G", a definition that came into general use by late 2018 based on wikipidia. In the philippines Globe Telcom is the first to launch the 5G broadband service backed with huawie equipments. Philippines is the worlds top social media users but, <text:s/>people in the philippines is frustrated because of a slow and choppy internet connection but Globe Telcom fix the problem with their new 5G broadband service with this kind of connection they said that it will be the sulotion for the slow and choppy connection and it<text:tab/>will<text:tab/>be<text:tab/>improve<text:tab/>in<text:tab/>the<text:tab/>near<text:tab/>future.</text:span><text:span text:style-name="T3"><text:line-break/><text:line-break/></text:span><text:span text:style-name="T1">Industry 4.0<text:line-break/><text:tab/></text:span><text:span text:style-name="T4">According to Singapore via Philstar, Philippines is <text:s/>taking steps toward the digitalization of the country’s manufacturing sector and enterprises, joining its neighbors in the region in entering the fourth industrial revolution. AT Kearny <text:s/>said that the philippines is still at the "planning phase" in adopting the industry 4.0, in which technology gathers <text:s/>and analyzes factory data to allow manufacturers to identify machine problems that hamper production process. The Globe Telcom is the leads the philippines in adapting the indsutry 4.0. The study of Philippine Institute for Development Studies (PIDS) that the digital revolution with cyberphysical systems providing new mechanisms and allowing technology to be embedded within societies and even the human bo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08:41:20.80</meta:creation-date>
    <dc:date>2019-10-29T08:42:32.88</dc:date>
    <meta:editing-duration>P0D</meta:editing-duration>
    <meta:editing-cycles>1</meta:editing-cycles>
    <meta:document-statistic meta:table-count="0" meta:image-count="0" meta:object-count="0" meta:page-count="1" meta:paragraph-count="1" meta:word-count="479" meta:character-count="3030" meta:non-whitespace-character-count="2518"/>
    <meta:generator>LibreOffice/3.6$Windows_x86 LibreOffice_project/da8c1e6-fd468f4-454e206-f42a4a9-143cfd</meta:generator>
  </office:meta>
</office:document-meta>
</file>